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облоки 30 шт.</text:p>
          </table:table-cell>
          <table:table-cell office:value-type="date" office:date-value="2021-08-20" calcext:value-type="date">
            <text:p>20.08.2021</text:p>
          </table:table-cell>
          <table:table-cell office:value-type="currency" office:currency="UAH" office:value="3500" calcext:value-type="currency">
            <text:p>3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5 м</text:p>
          </table:table-cell>
          <table:table-cell office:value-type="date" office:date-value="2021-08-21" calcext:value-type="date">
            <text:p>21.08.2021</text:p>
          </table:table-cell>
          <table:table-cell office:value-type="currency" office:currency="UAH" office:value="1027.7" calcext:value-type="currency">
            <text:p>1 0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клей для газоблоку + доставка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760" calcext:value-type="currency">
            <text:p>1 7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7 - 24 фасадної цегли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8-22" calcext:value-type="date">
            <text:p>22.08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9 газоблоку</text:p>
          </table:table-cell>
          <table:table-cell office:value-type="date" office:date-value="2021-08-30" calcext:value-type="date">
            <text:p>30.08.2021</text:p>
          </table:table-cell>
          <table:table-cell office:value-type="currency" office:currency="UAH" office:value="31200" calcext:value-type="currency">
            <text:p>31 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6 мм 60 м</text:p>
          </table:table-cell>
          <table:table-cell office:value-type="date" office:date-value="2021-09-03" calcext:value-type="date">
            <text:p>03.09.2021</text:p>
          </table:table-cell>
          <table:table-cell office:value-type="currency" office:currency="UAH" office:value="628" calcext:value-type="currency">
            <text:p>6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25 — 31 фасадної цегли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15500" calcext:value-type="currency">
            <text:p>15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1 машина + доставка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клей, цемент, пінопласт)</text:p>
          </table:table-cell>
          <table:table-cell office:value-type="date" office:date-value="2021-09-06" calcext:value-type="date">
            <text:p>06.09.2021</text:p>
          </table:table-cell>
          <table:table-cell office:value-type="currency" office:currency="UAH" office:value="2897.77" calcext:value-type="currency">
            <text:p>2 8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1-09-07" calcext:value-type="date">
            <text:p>07.09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ведра, таз, скоба, щітка)</text:p>
          </table:table-cell>
          <table:table-cell office:value-type="date" office:date-value="2021-09-09" calcext:value-type="date">
            <text:p>09.09.2021</text:p>
          </table:table-cell>
          <table:table-cell office:value-type="currency" office:currency="UAH" office:value="784" calcext:value-type="currency">
            <text:p>7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. 6мм 150м, 12мм 12м, резьб. стержень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6613.4" calcext:value-type="currency">
            <text:p>6 6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айки, шайби М16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550.01" calcext:value-type="currency">
            <text:p>5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32 - 40 ф. цегли, ост. розрах.</text:p>
          </table:table-cell>
          <table:table-cell office:value-type="date" office:date-value="2021-09-18" calcext:value-type="date">
            <text:p>18.09.2021</text:p>
          </table:table-cell>
          <table:table-cell office:value-type="currency" office:currency="UAH" office:value="22400" calcext:value-type="currency">
            <text:p>22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9-14" calcext:value-type="date">
            <text:p>14.09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і суміш для газоблоків + доставка</text:p>
          </table:table-cell>
          <table:table-cell office:value-type="date" office:date-value="2021-09-15" calcext:value-type="date">
            <text:p>15.09.2021</text:p>
          </table:table-cell>
          <table:table-cell office:value-type="currency" office:currency="UAH" office:value="1750" calcext:value-type="currency">
            <text:p>1 7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Щебень + доставка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4718" calcext:value-type="currency">
            <text:p>4 7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09-23" calcext:value-type="date">
            <text:p>23.09.2021</text:p>
          </table:table-cell>
          <table:table-cell office:value-type="currency" office:currency="UAH" office:value="1110" calcext:value-type="currency">
            <text:p>1 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0 - 14 газоблоку, армопояс</text:p>
          </table:table-cell>
          <table:table-cell office:value-type="date" office:date-value="2021-09-26" calcext:value-type="date">
            <text:p>26.09.2021</text:p>
          </table:table-cell>
          <table:table-cell office:value-type="currency" office:currency="UAH" office:value="37418" calcext:value-type="currency">
            <text:p>37 418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 table:number-rows-repeated="13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22])" office:value-type="currency" office:currency="UAH" office:value="1024959.69" calcext:value-type="currency">
            <text:p>1 024 960 грн.</text:p>
          </table:table-cell>
          <table:table-cell table:number-columns-repeated="1019"/>
        </table:table-row>
        <table:table-row table:style-name="ro2" table:number-rows-repeated="104845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.00.0000</text:date>, <text:time style:data-style-name="N2" text:time-value="09:45:23.883191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09-27T09:53:41.605688816</dc:date>
    <dc:creator>Віталій </dc:creator>
    <meta:editing-duration>PT2H19M8S</meta:editing-duration>
    <meta:editing-cycles>32</meta:editing-cycles>
    <meta:document-statistic meta:table-count="1" meta:cell-count="414" meta:object-count="0"/>
  </office:meta>
</office:document-meta>
</file>